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MT" svg:font-family="ArialMT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5625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4.31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575in" fo:margin-left="-0.0035in" table:align="left"/>
    </style:style>
    <style:style style:name="Table2.A" style:family="table-column">
      <style:table-column-properties style:column-width="6.575in"/>
    </style:style>
    <style:style style:name="Table2.A1" style:family="table-cell">
      <style:table-cell-properties fo:padding-left="0.0785in" fo:padding-right="0.075in" fo:padding-top="0in" fo:padding-bottom="0in" fo:border="0.5pt solid #00000a" style:writing-mode="lr-tb"/>
    </style:style>
    <style:style style:name="Table3" style:family="table">
      <style:table-properties style:width="6.575in" fo:margin-left="-0.0035in" table:align="left"/>
    </style:style>
    <style:style style:name="Table3.A" style:family="table-column">
      <style:table-column-properties style:column-width="6.575in"/>
    </style:style>
    <style:style style:name="Table3.A1" style:family="table-cell">
      <style:table-cell-properties fo:padding-left="0.0785in" fo:padding-right="0.075in" fo:padding-top="0in" fo:padding-bottom="0in" fo:border="0.5pt solid #00000a" style:writing-mode="lr-tb"/>
    </style:style>
    <style:style style:name="Table4" style:family="table">
      <style:table-properties style:width="6.575in" fo:margin-left="-0.0035in" table:align="left"/>
    </style:style>
    <style:style style:name="Table4.A" style:family="table-column">
      <style:table-column-properties style:column-width="6.575in"/>
    </style:style>
    <style:style style:name="Table4.A1" style:family="table-cell">
      <style:table-cell-properties fo:padding-left="0.0785in" fo:padding-right="0.075in" fo:padding-top="0in" fo:padding-bottom="0in" fo:border="0.5pt solid #00000a" style:writing-mode="lr-tb"/>
    </style:style>
    <style:style style:name="Table5" style:family="table">
      <style:table-properties style:width="6.5625in" fo:margin-left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187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C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575in" fo:margin-left="-0.0035in" table:align="left"/>
    </style:style>
    <style:style style:name="Table6.A" style:family="table-column">
      <style:table-column-properties style:column-width="6.575in"/>
    </style:style>
    <style:style style:name="Table6.A1" style:family="table-cell">
      <style:table-cell-properties fo:padding-left="0.0785in" fo:padding-right="0.075in" fo:padding-top="0in" fo:padding-bottom="0in" fo:border="0.5pt solid #00000a" style:writing-mode="lr-tb"/>
    </style:style>
    <style:style style:name="Table7" style:family="table">
      <style:table-properties style:width="6.575in" fo:margin-left="-0.0035in" table:align="left"/>
    </style:style>
    <style:style style:name="Table7.A" style:family="table-column">
      <style:table-column-properties style:column-width="6.575in"/>
    </style:style>
    <style:style style:name="Table7.A1" style:family="table-cell">
      <style:table-cell-properties fo:padding-left="0.0785in" fo:padding-right="0.075in" fo:padding-top="0in" fo:padding-bottom="0in" fo:border="0.5pt solid #00000a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/>
    </style:style>
    <style:style style:name="P3" style:family="paragraph" style:parent-style-name="Standard">
      <style:paragraph-properties fo:margin-top="0in" fo:margin-bottom="0in" style:contextual-spacing="false"/>
      <style:text-properties style:font-name="Arial" style:font-name-complex="Calibri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style:font-name-complex="Calibri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Arial" style:font-name-complex="Calibri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Arial" officeooo:rsid="00165c13" officeooo:paragraph-rsid="00165c13" style:font-name-complex="Calibri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Arial" fo:font-size="14.5pt" style:font-size-asian="14.5pt" style:font-name-complex="Calibri" style:font-size-complex="14.5pt"/>
    </style:style>
    <style:style style:name="P8" style:family="paragraph" style:parent-style-name="Standard">
      <style:paragraph-properties fo:margin-top="0in" fo:margin-bottom="0in" style:contextual-spacing="false" fo:line-height="150%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4.5pt" fo:font-weight="bold" officeooo:paragraph-rsid="0024c0bd" style:font-size-asian="14.5pt" style:font-weight-asian="bold" style:font-name-complex="Calibri" style:font-size-complex="14.5pt"/>
    </style:style>
    <style:style style:name="P10" style:family="paragraph" style:parent-style-name="Standard">
      <style:paragraph-properties fo:margin-top="0in" fo:margin-bottom="0in" style:contextual-spacing="false" fo:line-height="150%"/>
      <style:text-properties style:font-name="Arial" fo:font-size="14.5pt" fo:font-weight="bold" officeooo:paragraph-rsid="0024c0bd" style:font-size-asian="14.5pt" style:font-weight-asian="bold" style:font-name-complex="Calibri" style:font-size-complex="14.5pt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20.5pt" fo:font-weight="bold" style:font-size-asian="20.5pt" style:font-weight-asian="bold" style:font-name-complex="Calibri" style:font-size-complex="20.5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fo:font-weight="bold" style:font-weight-asian="bold" style:font-name-complex="Calibri" style:font-weight-complex="bold"/>
    </style:style>
    <style:style style:name="P1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fo:font-weight="bold" officeooo:paragraph-rsid="0024c0bd" style:font-weight-asian="bold" style:font-name-complex="Calibri" style:font-weight-complex="bold"/>
    </style:style>
    <style:style style:name="P17" style:family="paragraph" style:parent-style-name="Table_20_Contents">
      <style:paragraph-properties fo:margin-top="0in" fo:margin-bottom="0in" style:contextual-spacing="false" fo:line-height="100%"/>
      <style:text-properties style:font-name="Arial" style:font-name-complex="Calibri"/>
    </style:style>
    <style:style style:name="P1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style:font-name-complex="Calibri"/>
    </style:style>
    <style:style style:name="P1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officeooo:paragraph-rsid="0024c0bd" style:font-name-complex="Calibri"/>
    </style:style>
    <style:style style:name="P2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" officeooo:paragraph-rsid="0024c0bd" style:font-name-complex="Calibri"/>
    </style:style>
    <style:style style:name="P21" style:family="paragraph" style:parent-style-name="Standard">
      <style:paragraph-properties fo:margin-top="0in" fo:margin-bottom="0in" style:contextual-spacing="false" fo:line-height="150%" fo:break-before="page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text-properties style:font-name="Arial" style:font-name-complex="Calibri"/>
    </style:style>
    <style:style style:name="P24" style:family="paragraph" style:parent-style-name="Standard">
      <style:paragraph-properties fo:text-align="justify" style:justify-single-word="false"/>
      <style:text-properties style:font-name="Arial" style:font-name-complex="Calibri"/>
    </style:style>
    <style:style style:name="P25" style:family="paragraph" style:parent-style-name="Standard">
      <style:paragraph-properties fo:text-align="justify" style:justify-single-word="false"/>
      <style:text-properties style:font-name="Arial"/>
    </style:style>
    <style:style style:name="P26" style:family="paragraph" style:parent-style-name="Standard" style:master-page-name="MP0">
      <style:paragraph-properties fo:margin-top="0in" fo:margin-bottom="0in" style:contextual-spacing="false" fo:text-align="end" style:justify-single-word="false" style:page-number="auto" fo:break-before="page"/>
    </style:style>
    <style:style style:name="P27" style:family="paragraph" style:parent-style-name="Standard">
      <style:paragraph-properties fo:margin-top="0in" fo:margin-bottom="0in" style:contextual-spacing="false" fo:line-height="150%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28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  <style:text-properties style:font-name="Arial" style:font-name-complex="Calibri"/>
    </style:style>
    <style:style style:name="P29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style:font-name="Arial" style:font-name-complex="Calibri"/>
    </style:style>
    <style:style style:name="P30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</style:style>
    <style:style style:name="P31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  <style:text-properties officeooo:paragraph-rsid="001efa7b"/>
    </style:style>
    <style:style style:name="T1" style:family="text">
      <style:text-properties style:font-name="Arial" style:font-name-complex="Calibri"/>
    </style:style>
    <style:style style:name="T2" style:family="text">
      <style:text-properties style:font-name="Arial" officeooo:rsid="001efa7b" style:font-name-complex="Calibri"/>
    </style:style>
    <style:style style:name="T3" style:family="text">
      <style:text-properties style:font-name="Arial" style:language-asian="zh" style:country-asian="CN" style:font-name-complex="Calibri"/>
    </style:style>
    <style:style style:name="T4" style:family="text">
      <style:text-properties style:font-name="Arial" fo:language="en" fo:country="GB" style:font-name-complex="Calibri"/>
    </style:style>
    <style:style style:name="T5" style:family="text">
      <style:text-properties style:font-name="Arial" fo:font-size="14.5pt" fo:font-weight="bold" style:font-size-asian="14.5pt" style:font-weight-asian="bold" style:font-name-complex="Calibri" style:font-size-complex="14.5pt"/>
    </style:style>
    <style:style style:name="T6" style:family="text">
      <style:text-properties style:font-name="Arial" fo:font-size="14.5pt" style:font-size-asian="14.5pt" style:font-name-complex="Calibri" style:font-size-complex="14.5pt"/>
    </style:style>
    <style:style style:name="T7" style:family="text">
      <style:text-properties style:font-name="Arial" fo:font-weight="bold" style:font-weight-asian="bold" style:font-name-complex="Calibri" style:font-weight-complex="bold"/>
    </style:style>
    <style:style style:name="T8" style:family="text">
      <style:text-properties officeooo:rsid="00179a7f"/>
    </style:style>
    <style:style style:name="T9" style:family="text">
      <style:text-properties officeooo:rsid="00191e05"/>
    </style:style>
    <style:style style:name="T10" style:family="text">
      <style:text-properties officeooo:rsid="001e3b63"/>
    </style:style>
    <style:style style:name="T11" style:family="text">
      <style:text-properties officeooo:rsid="0020a0a4"/>
    </style:style>
    <style:style style:name="T12" style:family="text">
      <style:text-properties officeooo:rsid="00210584"/>
    </style:style>
    <style:style style:name="T13" style:family="text">
      <style:text-properties officeooo:rsid="00217e3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date-style style:name="N10110" number:language="en" number:country="GB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3 Imagen" text:anchor-type="paragraph" svg:x="0.0201in" svg:y="0in" svg:width="1.0563in" style:rel-width="scale" svg:height="2.1035in" style:rel-height="scale" draw:z-index="1"><draw:image xlink:href="../Uni_Logo_4C.png" xlink:type="simple" xlink:show="embed" xlink:actuate="onLoad" draw:filter-name="&lt;All formats&gt;"/><svg:desc>Uni_Logo_4C.eps</svg:desc></draw:frame><text:span text:style-name="Default_20_Paragraph_20_Font"><text:span text:style-name="T1"> <text:s text:c="43"/>University of Innsbruck</text:span></text:span></text:p>
      <text:p text:style-name="P2"><text:span text:style-name="Default_20_Paragraph_20_Font"><text:span text:style-name="T4"><text:date style:data-style-name="N10110" text:date-value="2016-02-08T18:50:42.203736933">February 8, 2016</text:date></text:span></text:span></text:p>
      <text:p text:style-name="P22"/>
      <text:p text:style-name="P3"/>
      <text:p text:style-name="P7"><text:s text:c="25"/>703044 PS/1 Advanced Computer Graphics</text:p>
      <text:p text:style-name="P11"><text:s text:c="18"/>Final Project Report</text:p>
      <text:p text:style-name="P22"/>
      <text:p text:style-name="P22"/>
      <text:p text:style-name="P13"><text:span text:style-name="Default_20_Paragraph_20_Font"><text:span text:style-name="T5">Topic: </text:span></text:span><text:span text:style-name="Default_20_Paragraph_20_Font"><text:span text:style-name="T6">Photon mapper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No.</text:p>
          </table:table-cell>
          <table:table-cell table:style-name="Table1.A1" office:value-type="string">
            <text:p text:style-name="P15">Matrikel Nr.</text:p>
          </table:table-cell>
          <table:table-cell table:style-name="Table1.C1" office:value-type="string">
            <text:p text:style-name="P15">Name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7">1316136</text:p>
          </table:table-cell>
          <table:table-cell table:style-name="Table1.C2" office:value-type="string">
            <text:p text:style-name="P17">Bernhard FRITZ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7">1315183</text:p>
          </table:table-cell>
          <table:table-cell table:style-name="Table1.C2" office:value-type="string">
            <text:p text:style-name="P17">Mathias HÖLZL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>Florian TISCHLER</text:p>
          </table:table-cell>
        </table:table-row>
      </table:table>
      <text:p text:style-name="P23"/>
      <text:p text:style-name="P13"><text:span text:style-name="Default_20_Paragraph_20_Font"><text:span text:style-name="T5">Project goal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This project was about understanding the basic idea about photon mapping and implementing a renderer based on that acquired knowledge.</text:p>
          </table:table-cell>
        </table:table-row>
      </table:table>
      <text:p text:style-name="P25"/>
      <text:p text:style-name="P13"><text:span text:style-name="Default_20_Paragraph_20_Font"><text:span text:style-name="T5">Detailed description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Path tracing does not produce significant caustics in a reasonable amount of time. The reason for this is that there is only a small probability that a ray starting from camera, hits a surface that actually reflects incoming rays directly through a transparent object straight to the light source. To increase this probability, photons are sent from the light into all directions. When photons hit a surface they will be saved in some sort of data structure (e.g. Kd-tree).</text:p>
            <text:p text:style-name="P5"/>
            <text:p text:style-name="P6">Photon mapping consists of two steps. In the first step, photons are sent out of each light source. These photons are followed through<text:span text:style-name="T8">out</text:span> the scene until they collide with a diffuse object. Once that happens the intersection point and the incoming direction of the photon <text:span text:style-name="T11">is</text:span> saved <text:span text:style-name="T12">(e.g. in a Kd-tree)</text:span>. This step is generally known as photon gathering. After that a ray tracer (e.g. path tracer) is used to <text:span text:style-name="T8">determine</text:span> direct illumination. Whenever a ray intersects with the scene the nearest N photons are determined using <text:span text:style-name="T8">the</text:span> nearest neighbour search algorithm on a Kd-<text:span text:style-name="T13">t</text:span>ree <text:span text:style-name="T8">containing the photons</text:span>. <text:span text:style-name="T9">This step is called photon gathering. The gathered</text:span> photons <text:span text:style-name="T10">then</text:span> <text:span text:style-name="T9">can be</text:span> used to estimate incident flux <text:span text:style-name="T9">and in the end determine indirect illumination.</text:span></text:p>
          </table:table-cell>
        </table:table-row>
      </table:table>
      <text:p text:style-name="P24"/>
      <text:p text:style-name="P24"><text:soft-page-break/></text:p>
      <text:p text:style-name="P8">Implementation detail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Our implementation process:</text:p>
            <text:list xml:id="list4063617356642656291" text:style-name="L1">
              <text:list-item>
                <text:p text:style-name="P28">Create a Ray-tracer</text:p>
              </text:list-item>
              <text:list-item>
                <text:p text:style-name="P28">Setup sphere only scene</text:p>
              </text:list-item>
              <text:list-item>
                <text:p text:style-name="P28">Simple photon mapping for diffuse materials</text:p>
              </text:list-item>
              <text:list-item>
                <text:p text:style-name="P28">Per-Object kd-tree to store and access photons</text:p>
                <text:list>
                  <text:list-item>
                    <text:p text:style-name="P28">First try using “C-Lib kd-tree”</text:p>
                  </text:list-item>
                  <text:list-item>
                    <text:p text:style-name="P30"><text:span text:style-name="Default_20_Paragraph_20_Font"><text:span text:style-name="T1">Better fit </text:span></text:span><text:span text:style-name="Default_20_Paragraph_20_Font"><text:span text:style-name="T7">NanoFlann</text:span></text:span><text:span text:style-name="Default_20_Paragraph_20_Font"><text:span text:style-name="T1"> Kd-Tree lib (C++/template support)</text:span></text:span></text:p>
                  </text:list-item>
                </text:list>
              </text:list-item>
              <text:list-item>
                <text:p text:style-name="P28">Parallelization (Photon generation/Path-tracing)</text:p>
              </text:list-item>
              <text:list-item>
                <text:p text:style-name="P28">Recursive Ray-tracing</text:p>
              </text:list-item>
              <text:list-item>
                <text:p text:style-name="P28">Live preview using opengl/freeglut</text:p>
              </text:list-item>
              <text:list-item>
                <text:p text:style-name="P28">BRDF for Ray-tracing and Photon shooting</text:p>
                <text:list>
                  <text:list-item>
                    <text:p text:style-name="P28">Diffuse Materials</text:p>
                  </text:list-item>
                  <text:list-item>
                    <text:p text:style-name="P28">Specular/glossy</text:p>
                  </text:list-item>
                  <text:list-item>
                    <text:p text:style-name="P28">Translucent/glossy</text:p>
                  </text:list-item>
                </text:list>
              </text:list-item>
              <text:list-item>
                <text:p text:style-name="P28">Add Triangle mesh support</text:p>
              </text:list-item>
              <text:list-item>
                <text:p text:style-name="P30"><text:span text:style-name="Default_20_Paragraph_20_Font"><text:span text:style-name="T1">obj. Model Loading via </text:span></text:span><text:span text:style-name="Default_20_Paragraph_20_Font"><text:span text:style-name="T7">TinyObjLoader</text:span></text:span><text:span text:style-name="Default_20_Paragraph_20_Font"><text:span text:style-name="T1"> lib</text:span></text:span></text:p>
              </text:list-item>
              <text:list-item>
                <text:p text:style-name="P28">Testing and demo scene creation</text:p>
              </text:list-item>
            </text:list>
            <text:p text:style-name="P5"/>
            <text:p text:style-name="P12">Solution properties:</text:p>
            <text:list xml:id="list2542806756578362267" text:style-name="L2">
              <text:list-item>
                <text:p text:style-name="P29">Enhanced path tracer</text:p>
              </text:list-item>
              <text:list-item>
                <text:p text:style-name="P29">Photon mapping for handling indirect lighting</text:p>
              </text:list-item>
              <text:list-item>
                <text:p text:style-name="P29">Shadow rays for direct lighting</text:p>
              </text:list-item>
              <text:list-item>
                <text:p text:style-name="P29">Recursive ray tracing for specularity/transmission</text:p>
              </text:list-item>
              <text:list-item>
                <text:p text:style-name="P29">Multithreaded photon map creation and ray casting</text:p>
              </text:list-item>
              <text:list-item>
                <text:p text:style-name="P29">Per object Kd-tree for storing photons</text:p>
              </text:list-item>
            </text:list>
          </table:table-cell>
        </table:table-row>
      </table:table>
      <text:p text:style-name="P8"/>
      <text:p text:style-name="P10">External resources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No.</text:p>
          </table:table-cell>
          <table:table-cell table:style-name="Table5.A1" office:value-type="string">
            <text:p text:style-name="P16">Name</text:p>
          </table:table-cell>
          <table:table-cell table:style-name="Table5.C1" office:value-type="string">
            <text:p text:style-name="P16">Description</text:p>
          </table:table-cell>
        </table:table-row>
        <table:table-row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20">GLM</text:p>
          </table:table-cell>
          <table:table-cell table:style-name="Table5.C2" office:value-type="string">
            <text:p text:style-name="P20">A C++ mathematics library for graphics programming</text:p>
          </table:table-cell>
        </table:table-row>
        <table:table-row>
          <table:table-cell table:style-name="Table5.A2" office:value-type="string">
            <text:p text:style-name="P19">2</text:p>
          </table:table-cell>
          <table:table-cell table:style-name="Table5.A2" office:value-type="string">
            <text:p text:style-name="P20">OpenGL</text:p>
          </table:table-cell>
          <table:table-cell table:style-name="Table5.C2" office:value-type="string">
            <text:p text:style-name="P20">API for rendering 2D and 3D graphics</text:p>
          </table:table-cell>
        </table:table-row>
        <table:table-row>
          <table:table-cell table:style-name="Table5.A2" office:value-type="string">
            <text:p text:style-name="P19">3</text:p>
          </table:table-cell>
          <table:table-cell table:style-name="Table5.A2" office:value-type="string">
            <text:p text:style-name="P20">Freeglut</text:p>
          </table:table-cell>
          <table:table-cell table:style-name="Table5.C2" office:value-type="string">
            <text:p text:style-name="P20">Window manager for OpenGL</text:p>
          </table:table-cell>
        </table:table-row>
        <table:table-row>
          <table:table-cell table:style-name="Table5.A2" office:value-type="string">
            <text:p text:style-name="P19">4</text:p>
          </table:table-cell>
          <table:table-cell table:style-name="Table5.A2" office:value-type="string">
            <text:p text:style-name="P20">NanoFlann</text:p>
          </table:table-cell>
          <table:table-cell table:style-name="Table5.C2" office:value-type="string">
            <text:p text:style-name="P20">Kd-tree library</text:p>
          </table:table-cell>
        </table:table-row>
      </table:table>
      <text:p text:style-name="P9"/>
      <text:p text:style-name="P21">Resul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><draw:frame draw:style-name="fr2" draw:name="Image1" text:anchor-type="paragraph" svg:x="-0.0138in" svg:y="0.0425in" svg:width="3.2299in" style:rel-width="scale" svg:height="2.4898in" style:rel-height="scale" draw:z-index="2"><draw:image xlink:href="../diamond_60M_3200spp_2000x1500.jpg" xlink:type="simple" xlink:show="embed" xlink:actuate="onLoad"/></draw:frame><draw:frame draw:style-name="fr2" draw:name="Image2" text:anchor-type="paragraph" svg:x="3.2957in" svg:y="0.0425in" svg:width="3.1319in" style:rel-width="scale" svg:height="2.5165in" style:rel-height="scale" draw:z-index="0"><draw:image xlink:href="../final_export2.png" xlink:type="simple" xlink:show="embed" xlink:actuate="onLoad"/></draw:frame><text:span text:style-name="Default_20_Paragraph_20_Font"><text:span text:style-name="T3"/>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4"/>
      <text:p text:style-name="P13"><text:span text:style-name="Default_20_Paragraph_20_Font"><text:span text:style-name="T5">Potential improvements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list xml:id="list2650144072542095887" text:style-name="L3">
              <text:list-item>
                <text:p text:style-name="P31"><text:span text:style-name="T1">Get</text:span><text:span text:style-name="T2">ting</text:span><text:span text:style-name="T1"> rid of weird visual artifacts (e.g. red and blue dots on sphere)</text:span></text:p>
              </text:list-item>
              <text:list-item>
                <text:p text:style-name="P31"><text:span text:style-name="T1">Implement</text:span><text:span text:style-name="T2">ing</text:span><text:span text:style-name="T1"> final gathering</text:span></text:p>
              </text:list-item>
              <text:list-item>
                <text:p text:style-name="P31"><text:span text:style-name="T1">Add</text:span><text:span text:style-name="T2">ing</text:span><text:span text:style-name="T1"> </text:span><text:span text:style-name="T2">c</text:span><text:span text:style-name="T1">austics map</text:span></text:p>
              </text:list-item>
            </text:list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MT" svg:font-family="ArialMT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tru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1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tru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/>
      <style:text-properties fo:font-size="11pt" fo:language="en" fo:country="US" style:font-size-asian="11pt" style:language-asian="en" style:country-asian="US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Lista_20_vistosa_20_-_20_Énfasis_20_11" style:display-name="Lista vistosa - Énfasis 11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Document_20_Map" style:display-name="Document Map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Date" style:family="paragraph" style:parent-style-name="Standard" style:next-style-name="Standard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wiss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-complex="Arial" style:font-family-complex="Arial" style:font-family-generic-complex="swiss" style:font-pitch-complex="variable"/>
    </style:style>
    <style:style style:name="WW_5f_CharLFO4LVL5" style:display-name="WW_CharLFO4LVL5" style:family="text">
      <style:text-properties style:font-name-complex="Arial" style:font-family-complex="Arial" style:font-family-generic-complex="swiss" style:font-pitch-complex="variable"/>
    </style:style>
    <style:style style:name="WW_5f_CharLFO4LVL8" style:display-name="WW_CharLFO4LVL8" style:family="text">
      <style:text-properties style:font-name-complex="Arial" style:font-family-complex="Arial" style:font-family-generic-complex="swiss" style:font-pitch-complex="variable"/>
    </style:style>
    <style:style style:name="WW_5f_CharLFO5LVL1" style:display-name="WW_CharLFO5LVL1" style:family="text">
      <style:text-properties style:font-name-asian="Calibri" style:font-family-asian="Calibri" style:font-family-generic-asian="swiss" style:font-pitch-asian="variable" style:font-name-complex="ArialMT" style:font-family-complex="ArialMT" style:font-family-generic-complex="system" style:font-pitch-complex="variable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.3083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MacOSX_x86 LibreOffice_project/48d50dbfc06349262c9d50868e5c1f630a573ebd</meta:generator>
    <meta:initial-creator>gersch</meta:initial-creator>
    <meta:creation-date>2016-02-08T09:59:00Z</meta:creation-date>
    <dc:date>2016-02-08T18:50:42.125078000</dc:date>
    <meta:editing-cycles>19</meta:editing-cycles>
    <meta:editing-duration>PT20M52S</meta:editing-duration>
    <meta:document-statistic meta:table-count="7" meta:image-count="3" meta:object-count="0" meta:page-count="3" meta:paragraph-count="68" meta:word-count="443" meta:character-count="2859" meta:non-whitespace-character-count="24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